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426.5">
            <text:p>42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5">
            <text:p>15/04/22</text:p>
          </table:table-cell>
          <table:table-cell office:value-type="float" office:value="4">
            <text:p>4</text:p>
          </table:table-cell>
          <table:table-cell office:value-type="string">
            <text:p>Investigación</text:p>
          </table:table-cell>
          <table:table-cell office:value-type="string">
            <text:p>Anaconda</text:p>
          </table:table-cell>
          <table:table-cell office:value-type="string">
            <text:p>Unas librerias de PyQt corrompieron la instancia de anaconda así que se tuvo que reinstalar</text:p>
          </table:table-cell>
          <table:table-cell table:number-columns-repeated="3"/>
        </table:table-row>
        <table:table-row table:style-name="ro2">
          <table:table-cell office:value-type="date" office:date-value="2022-04-15">
            <text:p>15/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Conectar una interface que muestre plots a la app PyQt</text:p>
          </table:table-cell>
          <table:table-cell table:number-columns-repeated="3"/>
        </table:table-row>
        <table:table-row table:style-name="ro2">
          <table:table-cell office:value-type="date" office:date-value="2022-04-17">
            <text:p>17/04/22</text:p>
          </table:table-cell>
          <table:table-cell office:value-type="float" office:value="5">
            <text:p>5</text:p>
          </table:table-cell>
          <table:table-cell office:value-type="string">
            <text:p>Organización</text:p>
          </table:table-cell>
          <table:table-cell office:value-type="string">
            <text:p>MVC</text:p>
          </table:table-cell>
          <table:table-cell office:value-type="string">
            <text:p>Cambiada la arquitectura a Modelo Vista Controlador</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Organización</text:p>
          </table:table-cell>
          <table:table-cell office:value-type="string">
            <text:p>Input</text:p>
          </table:table-cell>
          <table:table-cell office:value-type="string">
            <text:p>Cambiada la forma de referenciar ficheros con paths relativos añadiendo una carpeta de configuración con el path de la raiz</text:p>
          </table:table-cell>
          <table:table-cell table:number-columns-repeated="3"/>
        </table:table-row>
        <table:table-row table:style-name="ro2">
          <table:table-cell office:value-type="date" office:date-value="2022-04-18">
            <text:p>18/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Transformados los objetos compelxWave para que los acepten los charts altair</text:p>
          </table:table-cell>
          <table:table-cell table:number-columns-repeated="3"/>
        </table:table-row>
        <table:table-row table:style-name="ro2">
          <table:table-cell office:value-type="date" office:date-value="2022-04-19">
            <text:p>19/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ñadido un campo date a complexWaveDB para mostrar en App y conectadas las ondas de los resaultados a la grafica de la App</text:p>
          </table:table-cell>
          <table:table-cell table:number-columns-repeated="3"/>
        </table:table-row>
        <table:table-row table:style-name="ro2">
          <table:table-cell office:value-type="date" office:date-value="2022-04-20">
            <text:p>20/04/22</text:p>
          </table:table-cell>
          <table:table-cell office:value-type="float" office:value="5">
            <text:p>5</text:p>
          </table:table-cell>
          <table:table-cell office:value-type="string">
            <text:p>Programación</text:p>
          </table:table-cell>
          <table:table-cell office:value-type="string">
            <text:p>Interface</text:p>
          </table:table-cell>
          <table:table-cell office:value-type="string">
            <text:p>Conectados todos los inputs al backend</text:p>
          </table:table-cell>
          <table:table-cell table:number-columns-repeated="3"/>
        </table:table-row>
        <table:table-row table:style-name="ro2">
          <table:table-cell office:value-type="date" office:date-value="2022-04-20">
            <text:p>20/04/22</text:p>
          </table:table-cell>
          <table:table-cell office:value-type="float" office:value="3">
            <text:p>3</text:p>
          </table:table-cell>
          <table:table-cell office:value-type="string">
            <text:p>Programación</text:p>
          </table:table-cell>
          <table:table-cell office:value-type="string">
            <text:p>Interface</text:p>
          </table:table-cell>
          <table:table-cell office:value-type="string">
            <text:p>empezada la conexion de la funcionalidad rapida</text:p>
          </table:table-cell>
          <table:table-cell table:number-columns-repeated="3"/>
        </table:table-row>
        <table:table-row table:style-name="ro2">
          <table:table-cell office:value-type="date" office:date-value="2022-04-21">
            <text:p>21/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Ahora la ejecucion rapida ejecuta 2 veces la transformada wavelete</text:p>
          </table:table-cell>
          <table:table-cell table:number-columns-repeated="3"/>
        </table:table-row>
        <table:table-row table:style-name="ro2">
          <table:table-cell office:value-type="date" office:date-value="2022-04-22">
            <text:p>22/04/22</text:p>
          </table:table-cell>
          <table:table-cell office:value-type="float" office:value="3">
            <text:p>3</text:p>
          </table:table-cell>
          <table:table-cell office:value-type="string">
            <text:p>Fix</text:p>
          </table:table-cell>
          <table:table-cell office:value-type="string">
            <text:p>Interface</text:p>
          </table:table-cell>
          <table:table-cell office:value-type="string">
            <text:p>-Los recursos se guardaban en otro sitio porque la refactorizacion de los paths relativos no llegó a todo el codigo</text:p>
            <text:p>-La lista de tickers de la interfaz no diferenciaba entre tickers selecionados o no selecionados</text:p>
          </table:table-cell>
          <table:table-cell table:number-columns-repeated="3"/>
        </table:table-row>
        <table:table-row table:style-name="ro2">
          <table:table-cell office:value-type="date" office:date-value="2022-04-22">
            <text:p>22/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Ahora el plot solo tiene la onda real, la informacion de donde se ha parado el programa se da con una linea vertical roja</text:p>
          </table:table-cell>
          <table:table-cell table:number-columns-repeated="3"/>
        </table:table-row>
        <table:table-row table:style-name="ro2" table:number-rows-repeated="14">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60">
            <text:p>26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2">22/04/2022</text:date>, <text:time>17:0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12M18S</meta:editing-duration>
    <meta:editing-cycles>84</meta:editing-cycles>
    <meta:generator>OpenOffice/4.1.3$Win32 OpenOffice.org_project/413m1$Build-9783</meta:generator>
    <dc:date>2022-04-22T17:06:36.49</dc:date>
    <meta:document-statistic meta:table-count="1" meta:cell-count="561" meta:object-count="0"/>
    <meta:user-defined meta:name="Info 1"/>
    <meta:user-defined meta:name="Info 2"/>
    <meta:user-defined meta:name="Info 3"/>
    <meta:user-defined meta:name="Info 4"/>
  </office:meta>
</office:document-meta>
</file>